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5440000053CA3E0EDCC.png" manifest:media-type="image/png"/>
  <manifest:file-entry manifest:full-path="Pictures/10000001000005440000053C72F1B406.png" manifest:media-type="image/png"/>
  <manifest:file-entry manifest:full-path="Pictures/100000010000048E000004FC1ED07130.png" manifest:media-type="image/png"/>
  <manifest:file-entry manifest:full-path="Pictures/100000010000050C000004FC4BA4D741.png" manifest:media-type="image/png"/>
  <manifest:file-entry manifest:full-path="Pictures/10000001000005E8000004FCD3431104.png" manifest:media-type="image/png"/>
  <manifest:file-entry manifest:full-path="Pictures/100000010000050C000004FC881CD646.png" manifest:media-type="image/png"/>
  <manifest:file-entry manifest:full-path="Pictures/100000010000050C000004FCD50D5729.png" manifest:media-type="image/png"/>
  <manifest:file-entry manifest:full-path="Pictures/100000010000050C000004FCDB7D9987.png" manifest:media-type="image/png"/>
  <manifest:file-entry manifest:full-path="Pictures/1000000000000168000000B652812DA9.jpg" manifest:media-type="image/jpeg"/>
  <manifest:file-entry manifest:full-path="Pictures/1000000000000168000000B68A789ED2.jpg" manifest:media-type="image/jpeg"/>
  <manifest:file-entry manifest:full-path="Pictures/1000000000000168000000B6403D52E8.jpg" manifest:media-type="image/jpeg"/>
  <manifest:file-entry manifest:full-path="Pictures/100000010000050C000004FC4DE1639D.png" manifest:media-type="image/png"/>
  <manifest:file-entry manifest:full-path="Pictures/1000000000000168000000B6C6332511.jpg" manifest:media-type="image/jpeg"/>
  <manifest:file-entry manifest:full-path="Pictures/1000000000000168000000B6F20327E9.jpg" manifest:media-type="image/jpeg"/>
  <manifest:file-entry manifest:full-path="Pictures/10000001000005440000053C3759F6F3.png" manifest:media-type="image/png"/>
  <manifest:file-entry manifest:full-path="Pictures/1000000100000168000000B6ED9FC09F.png" manifest:media-type="image/png"/>
  <manifest:file-entry manifest:full-path="Pictures/100000010000050C000004FC147CC588.png" manifest:media-type="image/png"/>
  <manifest:file-entry manifest:full-path="Pictures/1000000000000168000000B64C67D5C0.jpg" manifest:media-type="image/jpeg"/>
  <manifest:file-entry manifest:full-path="Pictures/1000000000000168000000B65081D3D0.jpg" manifest:media-type="image/jpeg"/>
  <manifest:file-entry manifest:full-path="Pictures/1000000000000168000000B616D40091.jpg" manifest:media-type="image/jpeg"/>
  <manifest:file-entry manifest:full-path="Pictures/1000000100000168000000B62AC253E6.png" manifest:media-type="image/png"/>
  <manifest:file-entry manifest:full-path="Pictures/100000010000048E000004FC2550DA1D.png" manifest:media-type="image/png"/>
  <manifest:file-entry manifest:full-path="Pictures/1000000100000168000000B6D391F347.png" manifest:media-type="image/png"/>
  <manifest:file-entry manifest:full-path="Pictures/1000000100000168000000B622331750.png" manifest:media-type="image/png"/>
  <manifest:file-entry manifest:full-path="Pictures/1000000000000168000000B69B995DCC.jpg" manifest:media-type="image/jpeg"/>
  <manifest:file-entry manifest:full-path="Pictures/1000000100000168000000B6C7A31DC6.png" manifest:media-type="image/png"/>
  <manifest:file-entry manifest:full-path="Pictures/1000000000000168000000B6ACCAB08C.jpg" manifest:media-type="image/jpeg"/>
  <manifest:file-entry manifest:full-path="Pictures/100000010000005E0000001AC4F355B4.png" manifest:media-type="image/png"/>
  <manifest:file-entry manifest:full-path="Pictures/10000001000005440000053C8B14D7FD.png" manifest:media-type="image/png"/>
  <manifest:file-entry manifest:full-path="Pictures/1000000000000168000000B629D347A4.jpg" manifest:media-type="image/jpeg"/>
  <manifest:file-entry manifest:full-path="Pictures/1000000000000168000000B6D0AACDC4.jpg" manifest:media-type="image/jpeg"/>
  <manifest:file-entry manifest:full-path="Pictures/1000000100000168000000B6DB5141A7.png" manifest:media-type="image/png"/>
  <manifest:file-entry manifest:full-path="Pictures/1000000000000168000000B60D4CFE08.jpg" manifest:media-type="image/jpeg"/>
  <manifest:file-entry manifest:full-path="Pictures/1000000000000168000000B6ECFFC890.jpg" manifest:media-type="image/jpeg"/>
  <manifest:file-entry manifest:full-path="Pictures/1000000100000168000000B68A5791A5.png" manifest:media-type="image/png"/>
  <manifest:file-entry manifest:full-path="Pictures/10000001000005E8000004FC6CBBEF3D.png" manifest:media-type="image/png"/>
  <manifest:file-entry manifest:full-path="Pictures/1000000000000168000000B6E5946A0F.jpg" manifest:media-type="image/jpeg"/>
  <manifest:file-entry manifest:full-path="Pictures/1000000000000168000000B623B09E66.jpg" manifest:media-type="image/jpeg"/>
  <manifest:file-entry manifest:full-path="Pictures/1000000000000168000000B6089D337F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Monaco1" svg:font-family="Monaco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20__28_Rounded_29_" svg:stroke-width="0.053cm" svg:stroke-color="#000000" draw:marker-start-width="0.28cm" draw:marker-end-width="0.28cm" svg:stroke-opacity="100%" svg:stroke-linecap="round" draw:fill="solid" draw:fill-color="#808080" loext:fill-use-slide-background="false" draw:textarea-horizontal-align="justify" draw:textarea-vertical-align="middle" draw:auto-grow-height="false" fo:min-height="6.476cm" fo:min-width="26.463cm" fo:padding-top="0.152cm" fo:padding-bottom="0.152cm" fo:padding-left="0.277cm" fo:padding-right="0.277cm" draw:shadow="visible" draw:shadow-opacity="100%" loext:shadow-blur="0.353cm" loext:decorative="false"/>
    </style:style>
    <style:style style:name="gr2" style:family="graphic" style:parent-style-name="standard">
      <style:graphic-properties draw:stroke="dash" draw:stroke-dash="Dash_20__28_Rounded_29_" svg:stroke-width="0.053cm" svg:stroke-color="#000000" draw:marker-start-width="0.28cm" draw:marker-end-width="0.28cm" svg:stroke-opacity="100%" svg:stroke-linecap="round" draw:fill="solid" draw:fill-color="#808080" loext:fill-use-slide-background="false" draw:textarea-horizontal-align="justify" draw:textarea-vertical-align="middle" draw:auto-grow-height="false" fo:min-height="5.786cm" fo:min-width="26.491cm" fo:padding-top="0.152cm" fo:padding-bottom="0.152cm" fo:padding-left="0.277cm" fo:padding-right="0.277cm" draw:shadow="visible" draw:shadow-opacity="100%" loext:shadow-blur="0.353cm" loext:decorative="fals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4.511cm" fo:min-width="12.835cm" draw:shadow="visible" loext:shadow-blur="0.353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5.587cm" fo:min-width="7.077cm" draw:shadow="visible" loext:shadow-blur="0.353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3.376cm" fo:min-width="4.13cm" fo:padding-top="0.165cm" fo:padding-bottom="0.165cm" fo:padding-left="0.29cm" fo:padding-right="0.29cm" draw:shadow="visible" loext:shadow-blur="0.353cm" loext:decorative="false"/>
    </style:style>
    <style:style style:name="gr6" style:family="graphic" style:parent-style-name="standard">
      <style:graphic-properties draw:fill-color="#e8f2a1" draw:opacity="100%" draw:textarea-horizontal-align="justify" draw:textarea-vertical-align="middle" draw:auto-grow-height="false" fo:min-height="5.566cm" fo:min-width="5.724cm" draw:shadow="visible" loext:shadow-blur="0.353cm" loext:decorative="false"/>
    </style:style>
    <style:style style:name="gr7" style:family="graphic" style:parent-style-name="standard">
      <style:graphic-properties draw:stroke="none" draw:fill="none" fo:min-height="0.472cm" draw:shadow="hidden" loext:shadow-blur="0.176cm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stroke-linejoin="round" svg:stroke-linecap="butt" draw:fill-color="#ffdbb6" draw:textarea-horizontal-align="justify" draw:textarea-vertical-align="middle" draw:auto-grow-height="false" fo:min-height="5.587cm" fo:min-width="10.108cm" draw:shadow="visible" loext:shadow-blur="0.353cm" loext:decorative="false"/>
    </style:style>
    <style:style style:name="gr10" style:family="graphic">
      <style:graphic-properties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 style:list-style-name="L1">
      <style:graphic-properties draw:fill="solid" draw:fill-color="#ffd8ce" draw:textarea-horizontal-align="justify" draw:textarea-vertical-align="top" draw:auto-grow-height="false" fo:min-height="4.128cm" fo:min-width="2.227cm" draw:shadow="hidden" draw:shadow-opacity="100%" loext:shadow-blur="0.353cm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solid" draw:fill-color="#729fcf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draw:fill="none" draw:fill-color="#729fcf" loext:fill-use-slide-background="false" fo:min-height="0.319cm" draw:shadow="hidden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319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276cm" loext:decorative="false"/>
      <style:paragraph-properties style:writing-mode="lr-tb"/>
    </style:style>
    <style:style style:name="gr19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draw:shadow="visible" loext:decorative="false"/>
    </style:style>
    <style:style style:name="gr20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1.717cm" fo:min-width="2.211cm" fo:padding-top="0.165cm" fo:padding-bottom="0.165cm" fo:padding-left="0.29cm" fo:padding-right="0.29cm" draw:shadow="visible" loext:shadow-blur="0.353cm" loext:decorative="false"/>
    </style:style>
    <style:style style:name="gr21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2.334cm" fo:min-width="2.757cm" fo:padding-top="0.165cm" fo:padding-bottom="0.165cm" fo:padding-left="0.29cm" fo:padding-right="0.29cm" draw:shadow="visible" loext:shadow-blur="0.353cm" loext:decorative="false"/>
    </style:style>
    <style:style style:name="gr22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2.855cm" fo:min-width="3.471cm" fo:padding-top="0.165cm" fo:padding-bottom="0.165cm" fo:padding-left="0.29cm" fo:padding-right="0.29cm" draw:shadow="visible" loext:shadow-blur="0.353cm" loext:decorative="false"/>
    </style:style>
    <style:style style:name="gr23" style:family="graphic" style:parent-style-name="standard">
      <style:graphic-properties draw:stroke="none" draw:fill="none" fo:min-height="0.789cm" draw:shadow="hidden" loext:shadow-blur="0.176cm" loext:decorative="false"/>
      <style:paragraph-properties style:writing-mode="lr-tb"/>
    </style:style>
    <style:style style:name="gr24" style:family="graphic" style:parent-style-name="objectwithoutfill">
      <style:graphic-properties svg:stroke-width="0.035cm" svg:stroke-color="#000000" draw:marker-start-width="0.252cm" draw:marker-end-width="0.252cm" svg:stroke-opacity="100%" draw:stroke-linejoin="bevel" draw:fill="none" draw:textarea-vertical-align="middle" fo:padding-top="0.142cm" fo:padding-bottom="0.142cm" fo:padding-left="0.267cm" fo:padding-right="0.267cm" draw:shadow-opacity="100%" loext:decorative="false"/>
    </style:style>
    <style:style style:name="gr25" style:family="graphic" style:parent-style-name="objectwithoutfill">
      <style:graphic-properties draw:stroke="dash" draw:stroke-dash="Long_20_Dash" svg:stroke-width="0.053cm" svg:stroke-color="#000000" draw:marker-start-width="0.279cm" draw:marker-end="Arrowheads_20_4" draw:marker-end-width="0.379cm" svg:stroke-opacity="100%" svg:stroke-linecap="butt" draw:fill="none" draw:textarea-vertical-align="middle" fo:padding-top="0.151cm" fo:padding-bottom="0.151cm" fo:padding-left="0.276cm" fo:padding-right="0.276cm" loext:decorative="fals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shadow="hidden" loext:shadow-blur="0.17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stroke="none" draw:fill="none" fo:min-height="0.395cm" draw:shadow="hidden" loext:shadow-blur="0.176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1.069cm" draw:shadow="hidden" loext:shadow-blur="0.176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343cm" draw:shadow="hidden" loext:shadow-blur="0.176cm" loext:decorative="false"/>
      <style:paragraph-properties style:writing-mode="lr-tb"/>
    </style:style>
    <style:style style:name="gr30" style:family="graphic" style:parent-style-name="standard">
      <style:graphic-properties draw:marker-start="" draw:marker-start-width="0.3cm" draw:marker-end="" draw:marker-end-width="0.3cm" draw:textarea-vertical-align="middle" draw:shadow="hidden" loext:shadow-blur="0.176cm" loext:decorative="false"/>
    </style:style>
    <style:style style:name="gr31" style:family="graphic" style:parent-style-name="standard">
      <style:graphic-properties draw:stroke="none" draw:fill="none" fo:min-height="0.365cm" draw:shadow="hidden" loext:shadow-blur="0.176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0.739cm" draw:shadow="hidden" loext:shadow-blur="0.176cm" loext:decorative="false"/>
      <style:paragraph-properties style:writing-mode="lr-tb"/>
    </style:style>
    <style:style style:name="gr33" style:family="graphic" style:parent-style-name="standard">
      <style:graphic-properties draw:fill-color="#e0c2cd" draw:textarea-horizontal-align="justify" draw:textarea-vertical-align="middle" draw:auto-grow-height="false" fo:min-height="4.555cm" fo:min-width="12.3cm" draw:shadow="visible" loext:shadow-blur="0.353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-color="#dddddd" draw:textarea-horizontal-align="justify" draw:textarea-vertical-align="middle" draw:auto-grow-height="false" fo:min-height="0.611cm" fo:min-width="4.806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000000" draw:fill-color="#dddddd" draw:textarea-horizontal-align="justify" draw:textarea-vertical-align="middle" draw:auto-grow-height="false" fo:min-height="0.7cm" fo:min-width="7.018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800080" draw:opacity="39%" draw:textarea-horizontal-align="justify" draw:textarea-vertical-align="middle" draw:auto-grow-height="false" fo:min-height="3.154cm" fo:min-width="1.722cm" loext:decorative="false"/>
    </style:style>
    <style:style style:name="gr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" style:family="graphic" style:parent-style-name="objectwithoutfill">
      <style:graphic-properties svg:stroke-color="#ffff00" draw:marker-end="Arrowheads_20_6" draw:marker-end-width="0.3cm" draw:fill="none" draw:textarea-vertical-align="middle" loext:decorative="false"/>
    </style:style>
    <style:style style:name="gr39" style:family="graphic" style:parent-style-name="standard">
      <style:graphic-properties draw:fill-color="#800080" draw:opacity="39%" draw:textarea-horizontal-align="justify" draw:textarea-vertical-align="middle" draw:auto-grow-height="false" fo:min-height="2.519cm" fo:min-width="0.807cm" loext:decorative="false"/>
    </style:style>
    <style:style style:name="gr40" style:family="graphic" style:parent-style-name="standard">
      <style:graphic-properties draw:stroke="none" draw:fill="none" fo:min-height="0.345cm" loext:decorative="false"/>
      <style:paragraph-properties style:writing-mode="lr-tb"/>
    </style:style>
    <style:style style:name="gr41" style:family="graphic" style:parent-style-name="objectwithoutfill">
      <style:graphic-properties svg:stroke-width="0.018cm" svg:stroke-color="#000000" draw:marker-start-width="0.227cm" draw:marker-end="Arrowheads_20_4" draw:marker-end-width="0.327cm" draw:fill="none" draw:textarea-vertical-align="middle" fo:padding-top="0.134cm" fo:padding-bottom="0.134cm" fo:padding-left="0.259cm" fo:padding-right="0.259cm" draw:shadow="visible" loext:decorative="false"/>
    </style:style>
    <style:style style:name="gr42" style:family="graphic" style:parent-style-name="standard">
      <style:graphic-properties draw:fill-color="#800080" draw:opacity="39%" draw:textarea-horizontal-align="justify" draw:textarea-vertical-align="middle" draw:auto-grow-height="false" fo:min-height="4.195cm" fo:min-width="4.936cm" loext:decorative="false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0.484cm" loext:decorative="false"/>
      <style:paragraph-properties style:writing-mode="lr-tb"/>
    </style:style>
    <style:style style:name="gr45" style:family="graphic" style:parent-style-name="standard">
      <style:graphic-properties draw:stroke="none" draw:fill="none" fo:min-height="0.472cm" loext:decorative="false"/>
      <style:paragraph-properties style:writing-mode="lr-tb"/>
    </style:style>
    <style:style style:name="P1" style:family="paragraph">
      <loext:graphic-properties draw:fill="solid" draw:fill-color="#808080"/>
      <style:paragraph-properties fo:text-align="center"/>
    </style:style>
    <style:style style:name="P2" style:family="paragraph">
      <loext:graphic-properties draw:fill-color="#dee6e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b4c7dc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8f2a1" draw:opacity="100%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style:font-name="Monaco1" fo:font-size="5.5pt" fo:font-weight="normal" style:font-size-asian="6pt" style:font-weight-asian="normal" style:font-size-complex="6pt" style:font-weight-complex="normal"/>
    </style:style>
    <style:style style:name="P9" style:family="paragraph">
      <loext:graphic-properties draw:fill-color="#ffdbb6"/>
      <style:paragraph-properties fo:text-align="center"/>
    </style:style>
    <style:style style:name="P10" style:family="paragraph">
      <loext:graphic-properties draw:fill="solid" draw:fill-color="#ffd8ce"/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solid" draw:fill-color="#729fcf"/>
      <style:paragraph-properties fo:text-align="center"/>
    </style:style>
    <style:style style:name="P12" style:family="paragraph">
      <loext:graphic-properties draw:fill="none" draw:fill-color="#729fcf"/>
      <style:text-properties fo:font-weight="normal" fo:background-color="transparent" style:font-weight-asian="normal" style:font-weight-complex="normal"/>
    </style:style>
    <style:style style:name="P13" style:family="paragraph">
      <loext:graphic-properties draw:fill="none" draw:fill-color="#729fcf"/>
      <style:text-properties fo:font-weight="normal" style:font-weight-asian="normal" style:font-weight-complex="normal"/>
    </style:style>
    <style:style style:name="P14" style:family="paragraph">
      <loext:graphic-properties draw:fill="none"/>
      <style:text-properties fo:font-weight="bold" style:font-weight-asian="bold" style:font-weight-complex="bold"/>
    </style:style>
    <style:style style:name="P15" style:family="paragraph">
      <loext:graphic-properties draw:fill="none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/>
      <style:text-properties fo:font-size="7pt" fo:font-weight="normal" style:font-size-asian="7pt" style:font-weight-asian="normal" style:font-size-complex="7pt" style:font-weight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/>
      <style:paragraph-properties fo:text-align="start"/>
      <style:text-properties style:font-name="Monaco1" fo:font-size="6pt" fo:font-weight="normal" style:font-size-asian="6pt" style:font-weight-asian="normal" style:font-size-complex="6pt" style:font-weight-complex="normal"/>
    </style:style>
    <style:style style:name="P20" style:family="paragraph">
      <loext:graphic-properties draw:fill="non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/>
      <style:paragraph-properties fo:text-align="center"/>
      <style:text-properties fo:color="#ffff00" loext:opacity="100%" fo:font-size="9.19999980926514pt" fo:font-weight="bold" style:font-size-asian="10pt" style:font-weight-asian="bold" style:font-size-complex="10pt" style:font-weight-complex="bold"/>
    </style:style>
    <style:style style:name="P22" style:family="paragraph">
      <loext:graphic-properties draw:fill-color="#e0c2cd"/>
      <style:paragraph-properties fo:text-align="center" style:writing-mode="lr-tb"/>
      <style:text-properties fo:font-size="16.5pt"/>
    </style:style>
    <style:style style:name="P23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-color="#dddddd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25" style:family="paragraph">
      <loext:graphic-properties draw:fill-color="#800080" draw:opacity="39%"/>
      <style:paragraph-properties fo:text-align="center"/>
    </style:style>
    <style:style style:name="P26" style:family="paragraph">
      <style:text-properties fo:font-size="7pt" style:font-size-asian="7pt" style:font-size-complex="7pt"/>
    </style:style>
    <style:style style:name="P27" style:family="paragraph">
      <loext:graphic-properties draw:fill="none"/>
      <style:text-properties fo:font-size="7pt" style:font-size-asian="7pt" style:font-size-complex="7pt"/>
    </style:style>
    <style:style style:name="P28" style:family="paragraph">
      <style:paragraph-properties fo:text-align="center"/>
      <style:text-properties fo:font-size="8pt" style:font-size-asian="8pt" style:font-size-complex="8pt"/>
    </style:style>
    <style:style style:name="P29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T1" style:family="text">
      <style:text-properties style:font-name="Monaco1" fo:font-size="5.5pt" fo:font-weight="normal" style:font-size-asian="6pt" style:font-weight-asian="normal" style:font-size-complex="6pt" style:font-weight-complex="normal"/>
    </style:style>
    <style:style style:name="T2" style:family="text"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T8" style:family="text">
      <style:text-properties style:font-name="Monaco1" fo:font-size="6pt" fo:font-weight="normal" style:font-size-asian="6pt" style:font-weight-asian="normal" style:font-size-complex="6pt" style:font-weight-complex="normal"/>
    </style:style>
    <style:style style:name="T9" style:family="text">
      <style:text-properties fo:color="#ffff00" loext:opacity="100%" fo:font-size="9.19999980926514pt" fo:font-weight="bold" style:font-size-asian="10pt" style:font-weight-asian="bold" style:font-size-complex="10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305cm" svg:height="7.068cm" svg:x="0.317cm" svg:y="0.552cm">
          <text:p/>
          <draw:enhanced-geometry svg:viewBox="0 0 21600 21600" draw:path-stretchpoint-x="10800" draw:path-stretchpoint-y="10800" draw:text-areas="?f3 ?f4 ?f5 ?f6" draw:type="round-rectangle" draw:modifiers="1510.06140765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7.305cm" svg:height="6.35cm" svg:x="0.33cm" svg:y="8.607cm">
          <text:p/>
          <draw:enhanced-geometry svg:viewBox="0 0 21600 21600" draw:path-stretchpoint-x="10800" draw:path-stretchpoint-y="10800" draw:text-areas="?f3 ?f4 ?f5 ?f6" draw:type="round-rectangle" draw:modifiers="1510.06140765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3.335cm" svg:height="4.761cm" svg:x="13.913cm" svg:y="9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" draw:id="id3" draw:layer="layout" svg:width="7.577cm" svg:height="5.837cm" svg:x="19.471cm" svg:y="1.498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66cm" svg:height="5.24cm" draw:transform="skewX (-0.14172073526194) rotate (-0.0630063859969961) translate (19.906cm 1.4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" draw:id="id2" draw:layer="layout" svg:width="6.224cm" svg:height="5.816cm" svg:x="12.191cm" svg:y="1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3.637cm" svg:height="0.722cm" svg:x="19.471cm" svg:y="6.87cm">
          <draw:text-box>
            <text:p text:style-name="P7"><text:span text:style-name="T1">ants.build_template</text:span></text:p>
          </draw:text-box>
        </draw:frame>
        <draw:g draw:style-name="gr8">
          <draw:custom-shape draw:style-name="gr9" draw:text-style-name="P9" xml:id="id1" draw:id="id1" draw:layer="layout" svg:width="10.608cm" svg:height="5.837cm" svg:x="0.809cm" svg:y="1.4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0">
            <draw:frame draw:style-name="gr11" draw:text-style-name="P5" draw:layer="layout" svg:width="2.425cm" svg:height="1.167cm" svg:x="7.901cm" svg:y="2.621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2.424cm" svg:height="1.168cm" svg:x="8.023cm" svg:y="2.737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2.425cm" svg:height="1.168cm" svg:x="8.144cm" svg:y="2.85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2.425cm" svg:height="1.167cm" svg:x="8.265cm" svg:y="2.971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2.425cm" svg:height="1.167cm" svg:x="8.386cm" svg:y="3.088cm">
              <draw:image xlink:href="Pictures/1000000000000168000000B68A789ED2.jpg" xlink:type="simple" xlink:show="embed" xlink:actuate="onLoad" draw:mime-type="image/jpeg">
                <text:p/>
              </draw:image>
            </draw:frame>
          </draw:g>
          <draw:g draw:style-name="gr8">
            <draw:custom-shape draw:style-name="gr12" draw:text-style-name="P10" draw:layer="layout" svg:width="2.727cm" svg:height="4.378cm" svg:x="1.113cm" svg:y="2.2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 draw:style-name="gr10">
              <draw:frame draw:style-name="gr13" draw:text-style-name="P11" draw:layer="layout" svg:width="1.212cm" svg:height="0.584cm" svg:x="2.437cm" svg:y="5.84cm">
                <draw:image xlink:href="Pictures/1000000000000168000000B6089D337F.jpg" xlink:type="simple" xlink:show="embed" xlink:actuate="onLoad" draw:mime-type="image/jpeg">
                  <text:p/>
                </draw:image>
              </draw:frame>
              <draw:frame draw:style-name="gr13" draw:text-style-name="P11" draw:layer="layout" svg:width="1.212cm" svg:height="0.583cm" svg:x="2.437cm" svg:y="5.24cm">
                <draw:image xlink:href="Pictures/1000000000000168000000B629D347A4.jpg" xlink:type="simple" xlink:show="embed" xlink:actuate="onLoad" draw:mime-type="image/jpeg">
                  <text:p/>
                </draw:image>
              </draw:frame>
              <draw:frame draw:style-name="gr13" draw:text-style-name="P11" draw:layer="layout" svg:width="1.212cm" svg:height="0.583cm" svg:x="2.437cm" svg:y="4.639cm">
                <draw:image xlink:href="Pictures/1000000000000168000000B6ACCAB08C.jpg" xlink:type="simple" xlink:show="embed" xlink:actuate="onLoad" draw:mime-type="image/jpeg">
                  <text:p/>
                </draw:image>
              </draw:frame>
              <draw:frame draw:style-name="gr13" draw:text-style-name="P11" draw:layer="layout" svg:width="1.212cm" svg:height="0.584cm" svg:x="2.437cm" svg:y="4.038cm">
                <draw:image xlink:href="Pictures/1000000000000168000000B68A789ED2.jpg" xlink:type="simple" xlink:show="embed" xlink:actuate="onLoad" draw:mime-type="image/jpeg">
                  <text:p/>
                </draw:image>
              </draw:frame>
              <draw:frame draw:style-name="gr13" draw:text-style-name="P11" draw:layer="layout" svg:width="1.212cm" svg:height="0.584cm" svg:x="2.437cm" svg:y="3.437cm">
                <draw:image xlink:href="Pictures/1000000000000168000000B6ECFFC890.jpg" xlink:type="simple" xlink:show="embed" xlink:actuate="onLoad" draw:mime-type="image/jpeg">
                  <text:p/>
                </draw:image>
              </draw:frame>
              <draw:frame draw:style-name="gr13" draw:text-style-name="P11" draw:layer="layout" svg:width="1.212cm" svg:height="0.584cm" svg:x="2.437cm" svg:y="2.837cm">
                <draw:image xlink:href="Pictures/1000000000000168000000B6E5946A0F.jpg" xlink:type="simple" xlink:show="embed" xlink:actuate="onLoad" draw:mime-type="image/jpeg">
                  <text:p/>
                </draw:image>
              </draw:frame>
            </draw:g>
            <draw:frame draw:style-name="gr14" draw:text-style-name="P12" draw:layer="layout" svg:width="1.335cm" svg:height="0.569cm" svg:x="1.113cm" svg:y="2.897cm">
              <draw:text-box>
                <text:p><text:span text:style-name="T2">L</text:span><text:span text:style-name="T2">S</text:span><text:span text:style-name="T2">F</text:span><text:span text:style-name="T2">M</text:span></text:p>
              </draw:text-box>
            </draw:frame>
            <draw:frame draw:style-name="gr14" draw:text-style-name="P13" draw:layer="layout" svg:width="1.335cm" svg:height="0.569cm" svg:x="1.113cm" svg:y="4.703cm">
              <draw:text-box>
                <text:p><text:span text:style-name="T3">L</text:span><text:span text:style-name="T3">S</text:span><text:span text:style-name="T3">F</text:span><text:span text:style-name="T3">M</text:span></text:p>
              </draw:text-box>
            </draw:frame>
            <draw:frame draw:style-name="gr14" draw:text-style-name="P13" draw:layer="layout" svg:width="1.335cm" svg:height="0.569cm" svg:x="1.113cm" svg:y="5.907cm">
              <draw:text-box>
                <text:p><text:span text:style-name="T3">A</text:span><text:span text:style-name="T3">D</text:span><text:span text:style-name="T3">C</text:span></text:p>
              </draw:text-box>
            </draw:frame>
            <draw:frame draw:style-name="gr14" draw:text-style-name="P13" draw:layer="layout" svg:width="1.335cm" svg:height="0.569cm" svg:x="1.113cm" svg:y="4.101cm">
              <draw:text-box>
                <text:p><text:span text:style-name="T3">D</text:span><text:span text:style-name="T3">W</text:span><text:span text:style-name="T3">I</text:span></text:p>
              </draw:text-box>
            </draw:frame>
            <draw:frame draw:style-name="gr14" draw:text-style-name="P13" draw:layer="layout" svg:width="1.335cm" svg:height="0.569cm" svg:x="1.113cm" svg:y="3.499cm">
              <draw:text-box>
                <text:p><text:span text:style-name="T3">F</text:span><text:span text:style-name="T3">A</text:span></text:p>
              </draw:text-box>
            </draw:frame>
            <draw:frame draw:style-name="gr14" draw:text-style-name="P13" draw:layer="layout" svg:width="1.335cm" svg:height="0.569cm" svg:x="1.113cm" svg:y="5.305cm">
              <draw:text-box>
                <text:p><text:span text:style-name="T3">M</text:span><text:span text:style-name="T3">T</text:span><text:span text:style-name="T3">R</text:span></text:p>
              </draw:text-box>
            </draw:frame>
          </draw:g>
          <draw:g draw:style-name="gr10">
            <draw:frame draw:style-name="gr11" draw:text-style-name="P5" draw:layer="layout" svg:width="2.425cm" svg:height="1.168cm" svg:x="4.567cm" svg:y="4.971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2.425cm" svg:height="1.167cm" svg:x="4.688cm" svg:y="5.08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2.424cm" svg:height="1.167cm" svg:x="4.81cm" svg:y="5.20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2.424cm" svg:height="1.167cm" svg:x="4.931cm" svg:y="5.32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2.425cm" svg:height="1.168cm" svg:x="5.052cm" svg:y="5.437cm">
              <draw:image xlink:href="Pictures/1000000000000168000000B69B995DCC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5" draw:layer="layout" svg:width="2.425cm" svg:height="1.168cm" svg:x="7.901cm" svg:y="4.971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2.424cm" svg:height="1.167cm" svg:x="8.023cm" svg:y="5.08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2.425cm" svg:height="1.167cm" svg:x="8.144cm" svg:y="5.20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2.425cm" svg:height="1.167cm" svg:x="8.265cm" svg:y="5.32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2.425cm" svg:height="1.168cm" svg:x="8.386cm" svg:y="5.438cm">
              <draw:image xlink:href="Pictures/1000000000000168000000B6D0AACDC4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5" draw:layer="layout" svg:width="2.425cm" svg:height="1.167cm" svg:x="4.567cm" svg:y="2.621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2.425cm" svg:height="1.168cm" svg:x="4.688cm" svg:y="2.737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2.424cm" svg:height="1.168cm" svg:x="4.81cm" svg:y="2.85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2.424cm" svg:height="1.167cm" svg:x="4.931cm" svg:y="2.971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2.425cm" svg:height="1.167cm" svg:x="5.052cm" svg:y="3.079cm">
              <draw:image xlink:href="Pictures/1000000000000168000000B623B09E66.jpg" xlink:type="simple" xlink:show="embed" xlink:actuate="onLoad" draw:mime-type="image/jpeg">
                <text:p/>
              </draw:image>
            </draw:frame>
          </draw:g>
          <draw:frame draw:style-name="gr15" draw:text-style-name="P14" draw:layer="layout" svg:width="2.122cm" svg:height="0.569cm" svg:x="4.334cm" svg:y="2.112cm">
            <draw:text-box>
              <text:p><text:span text:style-name="T4">Specimen 1</text:span></text:p>
            </draw:text-box>
          </draw:frame>
          <draw:frame draw:style-name="gr15" draw:text-style-name="P14" draw:layer="layout" svg:width="2.122cm" svg:height="0.569cm" svg:x="4.35cm" svg:y="4.496cm">
            <draw:text-box>
              <text:p><text:span text:style-name="T4">Specimen 3</text:span></text:p>
            </draw:text-box>
          </draw:frame>
          <draw:frame draw:style-name="gr15" draw:text-style-name="P14" draw:layer="layout" svg:width="2.122cm" svg:height="0.569cm" svg:x="7.78cm" svg:y="2.112cm">
            <draw:text-box>
              <text:p><text:span text:style-name="T4">Specimen 2</text:span></text:p>
            </draw:text-box>
          </draw:frame>
          <draw:frame draw:style-name="gr16" draw:text-style-name="P14" draw:layer="layout" svg:width="2.122cm" svg:height="0.887cm" svg:x="7.78cm" svg:y="4.496cm">
            <draw:text-box>
              <text:p><text:span text:style-name="T4">Specimen </text:span><text:span text:style-name="T5">N</text:span></text:p>
            </draw:text-box>
          </draw:frame>
          <draw:frame draw:style-name="gr17" draw:text-style-name="P15" draw:layer="layout" svg:width="5.153cm" svg:height="0.645cm" svg:x="0.809cm" svg:y="1.529cm">
            <draw:text-box>
              <text:p><text:span text:style-name="T6">Multi-modal acquisition</text:span></text:p>
            </draw:text-box>
          </draw:frame>
          <draw:frame draw:style-name="gr15" draw:text-style-name="P14" draw:layer="layout" svg:width="2.122cm" svg:height="0.569cm" svg:x="1.017cm" svg:y="2.253cm">
            <draw:text-box>
              <text:p><text:span text:style-name="T4">M</text:span><text:span text:style-name="T4">o</text:span><text:span text:style-name="T4">d</text:span><text:span text:style-name="T4">a</text:span><text:span text:style-name="T4">l</text:span><text:span text:style-name="T4">i</text:span><text:span text:style-name="T4">t</text:span><text:span text:style-name="T4">i</text:span><text:span text:style-name="T4">e</text:span><text:span text:style-name="T4">s</text:span></text:p>
            </draw:text-box>
          </draw:frame>
          <draw:frame draw:style-name="gr15" draw:text-style-name="P14" draw:layer="layout" svg:width="0.909cm" svg:height="0.569cm" svg:x="7.236cm" svg:y="4.496cm">
            <draw:text-box>
              <text:p><text:span text:style-name="T4">...</text:span></text:p>
            </draw:text-box>
          </draw:frame>
          <draw:frame draw:style-name="gr18" draw:text-style-name="P17" draw:layer="layout" svg:width="2.425cm" svg:height="0.526cm" svg:x="9.088cm" svg:y="6.821cm">
            <draw:text-box>
              <text:p text:style-name="P16"><text:span text:style-name="T7">* E15.5 illustrated</text:span></text:p>
            </draw:text-box>
          </draw:frame>
        </draw:g>
        <draw:connector draw:style-name="gr19" draw:text-style-name="P5" draw:layer="layout" svg:x1="11.417cm" svg:y1="4.403cm" svg:x2="12.191cm" svg:y2="4.416cm" draw:start-shape="id1" draw:start-glue-point="1" draw:end-shape="id2" draw:end-glue-point="3" svg:d="M11417 4403h587v13h187" svg:viewBox="0 0 775 14">
          <text:p/>
        </draw:connector>
        <draw:connector draw:style-name="gr19" draw:text-style-name="P5" draw:layer="layout" svg:x1="18.415cm" svg:y1="4.416cm" svg:x2="19.471cm" svg:y2="4.416cm" draw:start-shape="id2" draw:start-glue-point="1" draw:end-shape="id3" draw:end-glue-point="3" svg:d="M18415 4416h1056" svg:viewBox="0 0 1057 1">
          <text:p/>
        </draw:connector>
        <draw:custom-shape draw:style-name="gr20" draw:text-style-name="P5" draw:layer="layout" svg:width="3.945cm" svg:height="2.895cm" draw:transform="skewX (-0.14172073526194) rotate (-0.0628318530717957) translate (21.165cm 2.70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4.719cm" svg:height="3.766cm" draw:transform="skewX (-0.14172073526194) rotate (-0.0628318530717957) translate (20.826cm 2.2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5.727cm" svg:height="4.503cm" draw:transform="skewX (-0.14154620233674) rotate (-0.0628318530717957) translate (20.423cm 1.88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8">
          <draw:g draw:style-name="gr10">
            <draw:frame draw:style-name="gr11" draw:text-style-name="P5" draw:layer="layout" svg:width="1.516cm" svg:height="0.701cm" svg:x="19.566cm" svg:y="2.72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1.515cm" svg:height="0.7cm" svg:x="19.643cm" svg:y="2.79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1.515cm" svg:height="0.701cm" svg:x="19.718cm" svg:y="2.86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1.516cm" svg:height="0.7cm" svg:x="19.794cm" svg:y="2.936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1.516cm" svg:height="0.701cm" svg:x="19.869cm" svg:y="3.005cm">
              <draw:image xlink:href="Pictures/1000000000000168000000B68A789ED2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5" draw:layer="layout" svg:width="1.516cm" svg:height="0.702cm" svg:x="19.679cm" svg:y="4.476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1.515cm" svg:height="0.701cm" svg:x="19.755cm" svg:y="4.546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1.515cm" svg:height="0.7cm" svg:x="19.831cm" svg:y="4.617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1.515cm" svg:height="0.701cm" svg:x="19.907cm" svg:y="4.687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1.516cm" svg:height="0.701cm" svg:x="19.982cm" svg:y="4.756cm">
              <draw:image xlink:href="Pictures/1000000000000168000000B69B995DCC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5" draw:layer="layout" svg:width="1.515cm" svg:height="0.701cm" svg:x="24.462cm" svg:y="2.0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1.515cm" svg:height="0.7cm" svg:x="24.538cm" svg:y="2.1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1.515cm" svg:height="0.701cm" svg:x="24.613cm" svg:y="2.17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1.515cm" svg:height="0.7cm" svg:x="24.69cm" svg:y="2.241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1.516cm" svg:height="0.701cm" svg:x="24.764cm" svg:y="2.31cm">
              <draw:image xlink:href="Pictures/1000000000000168000000B6D0AACDC4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5" draw:layer="layout" svg:width="1.516cm" svg:height="0.704cm" svg:x="25.117cm" svg:y="3.736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1.515cm" svg:height="0.705cm" svg:x="25.194cm" svg:y="3.807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1.517cm" svg:height="0.705cm" svg:x="25.268cm" svg:y="3.877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1.515cm" svg:height="0.704cm" svg:x="25.345cm" svg:y="3.94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1.516cm" svg:height="0.704cm" svg:x="25.42cm" svg:y="4.013cm">
              <draw:image xlink:href="Pictures/1000000000000168000000B623B09E66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5" draw:layer="layout" svg:width="1.516cm" svg:height="0.7cm" svg:x="21.8cm" svg:y="5.861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1.514cm" svg:height="0.701cm" svg:x="21.877cm" svg:y="5.9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1.515cm" svg:height="0.702cm" svg:x="21.952cm" svg:y="6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1.515cm" svg:height="0.701cm" svg:x="22.028cm" svg:y="6.071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1.516cm" svg:height="0.7cm" svg:x="22.103cm" svg:y="6.141cm">
              <draw:image xlink:href="Pictures/1000000000000168000000B6D0AACDC4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5" draw:layer="layout" svg:width="2.526cm" svg:height="1.174cm" svg:x="21.8cm" svg:y="3.2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2.525cm" svg:height="1.175cm" svg:x="21.927cm" svg:y="3.367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2.527cm" svg:height="1.174cm" svg:x="22.052cm" svg:y="3.48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2.525cm" svg:height="1.174cm" svg:x="22.18cm" svg:y="3.60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2.526cm" svg:height="1.174cm" svg:x="22.305cm" svg:y="3.71cm">
              <draw:image xlink:href="Pictures/1000000000000168000000B623B09E66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5" draw:layer="layout" svg:width="1.515cm" svg:height="0.701cm" svg:x="24.545cm" svg:y="5.62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1.515cm" svg:height="0.701cm" svg:x="24.621cm" svg:y="5.69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1.515cm" svg:height="0.701cm" svg:x="24.696cm" svg:y="5.76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1.516cm" svg:height="0.7cm" svg:x="24.772cm" svg:y="5.83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5" draw:layer="layout" svg:width="1.516cm" svg:height="0.7cm" svg:x="24.847cm" svg:y="5.905cm">
              <draw:image xlink:href="Pictures/1000000000000168000000B68A789ED2.jpg" xlink:type="simple" xlink:show="embed" xlink:actuate="onLoad" draw:mime-type="image/jpeg">
                <text:p/>
              </draw:image>
            </draw:frame>
          </draw:g>
        </draw:g>
        <draw:frame draw:style-name="gr23" draw:text-style-name="P15" draw:layer="layout" svg:width="5.153cm" svg:height="1.039cm" svg:x="19.471cm" svg:y="1.471cm">
          <draw:text-box>
            <text:p><text:span text:style-name="T6">M</text:span><text:span text:style-name="T6">ult</text:span><text:span text:style-name="T6">i-</text:span><text:span text:style-name="T6">m</text:span><text:span text:style-name="T6">od</text:span><text:span text:style-name="T6">al </text:span><text:span text:style-name="T6">te</text:span><text:span text:style-name="T6">m</text:span><text:span text:style-name="T6">pl</text:span><text:span text:style-name="T6">at</text:span><text:span text:style-name="T6">e </text:span><text:span text:style-name="T6">ge</text:span><text:span text:style-name="T6">ne</text:span><text:span text:style-name="T6">rat</text:span><text:span text:style-name="T6">io</text:span><text:span text:style-name="T6">n</text:span></text:p>
          </draw:text-box>
        </draw:frame>
        <draw:frame draw:style-name="gr11" draw:text-style-name="P5" draw:layer="layout" svg:width="1.168cm" svg:height="0.32cm" draw:transform="skewX (0.0343829862642885) rotate (-0.679805743651792) translate (24.53cm 4.773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5" draw:layer="layout" svg:width="1.179cm" svg:height="0.317cm" draw:transform="skewX (-0.0284488668075075) rotate (0.422195146057428) translate (21.302cm 5.13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5" draw:layer="layout" svg:width="1.166cm" svg:height="0.32cm" draw:transform="skewX (-0.0343829862642882) rotate (0.679631210726592) translate (23.808cm 3.464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5" xml:id="id4" draw:id="id4" draw:layer="layout" svg:width="1.15cm" svg:height="0.325cm" draw:transform="skewX (-0.0307177948351002) rotate (1.11997778100476) translate (22.836cm 5.958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5" draw:layer="layout" svg:width="1.178cm" svg:height="0.317cm" draw:transform="skewX (0.0284488668075076) rotate (-0.421497014356631) translate (21.331cm 3.322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5" draw:layer="layout" svg:width="1.186cm" svg:height="0.316cm" svg:x="24.347cm" svg:y="3.975cm">
          <draw:image xlink:href="Pictures/100000010000005E0000001AC4F355B4.png" xlink:type="simple" xlink:show="embed" xlink:actuate="onLoad" draw:mime-type="image/png">
            <text:p/>
          </draw:image>
        </draw:frame>
        <draw:g draw:style-name="gr10">
          <draw:path draw:style-name="gr24" draw:text-style-name="P5" draw:layer="layout" svg:width="12.254cm" svg:height="1.964cm" draw:transform="skewX (0.00349065850398866) rotate (0.00366519142918809) translate (14.1151758505017cm 10.5731884453187cm)" svg:viewBox="0 0 12255 1965" svg:d="M0 1505c2172 1604 5120-1505 6205-1505 1086 0 3568 2926 6050 1279">
            <text:p/>
          </draw:path>
          <draw:path draw:style-name="gr24" draw:text-style-name="P5" draw:layer="layout" svg:width="12.254cm" svg:height="1.964cm" draw:transform="skewX (0.00349065850398866) rotate (0.00366519142918809) translate (14.2700582477849cm 10.8231783855365cm)" svg:viewBox="0 0 12255 1965" svg:d="M0 1505c2172 1604 5120-1505 6205-1505 1086 0 3568 2926 6050 1279">
            <text:p/>
          </draw:path>
          <draw:path draw:style-name="gr24" draw:text-style-name="P5" draw:layer="layout" svg:width="12.254cm" svg:height="1.964cm" draw:transform="skewX (0.00349065850398866) rotate (0.00366519142918809) translate (14.4254292330721cm 11.1682107091469cm)" svg:viewBox="0 0 12255 1965" svg:d="M0 1505c2172 1604 5120-1505 6205-1505 1086 0 3568 2926 6050 1279">
            <text:p/>
          </draw:path>
          <draw:path draw:style-name="gr24" draw:text-style-name="P5" draw:layer="layout" svg:width="12.254cm" svg:height="1.964cm" draw:transform="skewX (0.00349065850398866) rotate (0.00366519142918809) translate (14.5891062144282cm 11.4855626388601cm)" svg:viewBox="0 0 12255 1965" svg:d="M0 1505c2172 1604 5120-1505 6205-1505 1086 0 3568 2926 6050 1279">
            <text:p/>
          </draw:path>
        </draw:g>
        <draw:frame draw:style-name="gr11" draw:text-style-name="P5" draw:layer="layout" svg:width="1.818cm" svg:height="0.884cm" svg:x="14.116cm" svg:y="11.977cm">
          <draw:image xlink:href="Pictures/1000000100000168000000B622331750.png" xlink:type="simple" xlink:show="embed" xlink:actuate="onLoad" draw:mime-type="image/png">
            <text:p/>
          </draw:image>
        </draw:frame>
        <draw:frame draw:style-name="gr11" draw:text-style-name="P5" draw:layer="layout" svg:width="1.818cm" svg:height="0.864cm" svg:x="16.316cm" svg:y="12.305cm">
          <draw:image xlink:href="Pictures/1000000100000168000000B6D391F347.png" xlink:type="simple" xlink:show="embed" xlink:actuate="onLoad" draw:mime-type="image/png">
            <text:p/>
          </draw:image>
        </draw:frame>
        <draw:frame draw:style-name="gr11" draw:text-style-name="P5" xml:id="id5" draw:id="id5" draw:layer="layout" svg:width="1.818cm" svg:height="0.864cm" svg:x="17.927cm" svg:y="11.338cm">
          <draw:image xlink:href="Pictures/1000000100000168000000B6ED9FC09F.png" xlink:type="simple" xlink:show="embed" xlink:actuate="onLoad" draw:mime-type="image/png">
            <text:p/>
          </draw:image>
        </draw:frame>
        <draw:frame draw:style-name="gr11" draw:text-style-name="P5" draw:layer="layout" svg:width="1.818cm" svg:height="0.864cm" svg:x="19.538cm" svg:y="10.355cm">
          <draw:image xlink:href="Pictures/1000000100000168000000B68A5791A5.png" xlink:type="simple" xlink:show="embed" xlink:actuate="onLoad" draw:mime-type="image/png">
            <text:p/>
          </draw:image>
        </draw:frame>
        <draw:frame draw:style-name="gr11" draw:text-style-name="P5" draw:layer="layout" svg:width="1.818cm" svg:height="0.864cm" svg:x="21.469cm" svg:y="11.29cm">
          <draw:image xlink:href="Pictures/1000000100000168000000B6C7A31DC6.png" xlink:type="simple" xlink:show="embed" xlink:actuate="onLoad" draw:mime-type="image/png">
            <text:p/>
          </draw:image>
        </draw:frame>
        <draw:frame draw:style-name="gr11" draw:text-style-name="P5" draw:layer="layout" svg:width="1.818cm" svg:height="0.864cm" svg:x="22.984cm" svg:y="12.278cm">
          <draw:image xlink:href="Pictures/1000000100000168000000B6DB5141A7.png" xlink:type="simple" xlink:show="embed" xlink:actuate="onLoad" draw:mime-type="image/png">
            <text:p/>
          </draw:image>
        </draw:frame>
        <draw:frame draw:style-name="gr11" draw:text-style-name="P5" draw:layer="layout" svg:width="1.818cm" svg:height="0.864cm" svg:x="25.01cm" svg:y="11.906cm">
          <draw:image xlink:href="Pictures/1000000100000168000000B62AC253E6.png" xlink:type="simple" xlink:show="embed" xlink:actuate="onLoad" draw:mime-type="image/png">
            <text:p/>
          </draw:image>
        </draw:frame>
        <draw:frame draw:style-name="gr23" draw:text-style-name="P15" draw:layer="layout" svg:width="5.153cm" svg:height="1.039cm" svg:x="13.813cm" svg:y="9.643cm">
          <draw:text-box>
            <text:p><text:span text:style-name="T6">Developmental velocity </text:span></text:p>
            <text:p><text:span text:style-name="T6">flow model</text:span></text:p>
          </draw:text-box>
        </draw:frame>
        <draw:connector draw:style-name="gr25" draw:text-style-name="P5" draw:layer="layout" draw:line-skew="3.833cm" svg:x1="23.485cm" svg:y1="4.989cm" svg:x2="18.836cm" svg:y2="11.338cm" draw:start-shape="id4" draw:start-glue-point="1" draw:end-shape="id5" draw:end-glue-point="0" svg:d="M23485 4989v3266h-4649v3083" svg:viewBox="0 0 4650 6350">
          <text:p/>
        </draw:connector>
        <draw:g draw:style-name="gr10">
          <draw:frame draw:style-name="gr26" draw:text-style-name="P5" draw:layer="layout" svg:width="1.819cm" svg:height="0.864cm" svg:x="12.768cm" svg:y="3.612cm">
            <draw:image xlink:href="Pictures/1000000000000168000000B6F20327E9.jpg" xlink:type="simple" xlink:show="embed" xlink:actuate="onLoad" draw:mime-type="image/jpeg">
              <text:p/>
            </draw:image>
          </draw:frame>
          <draw:frame draw:style-name="gr26" draw:text-style-name="P5" draw:layer="layout" svg:width="1.819cm" svg:height="0.864cm" svg:x="15.877cm" svg:y="3.612cm">
            <draw:image xlink:href="Pictures/1000000000000168000000B6C6332511.jpg" xlink:type="simple" xlink:show="embed" xlink:actuate="onLoad" draw:mime-type="image/jpeg">
              <text:p/>
            </draw:image>
          </draw:frame>
          <draw:frame draw:style-name="gr26" draw:text-style-name="P5" draw:layer="layout" svg:width="1.819cm" svg:height="0.864cm" svg:x="12.768cm" svg:y="4.491cm">
            <draw:image xlink:href="Pictures/1000000000000168000000B6403D52E8.jpg" xlink:type="simple" xlink:show="embed" xlink:actuate="onLoad" draw:mime-type="image/jpeg">
              <text:p/>
            </draw:image>
          </draw:frame>
          <draw:frame draw:style-name="gr26" draw:text-style-name="P5" draw:layer="layout" svg:width="1.819cm" svg:height="0.864cm" svg:x="15.877cm" svg:y="4.491cm">
            <draw:image xlink:href="Pictures/1000000000000168000000B616D40091.jpg" xlink:type="simple" xlink:show="embed" xlink:actuate="onLoad" draw:mime-type="image/jpeg">
              <text:p/>
            </draw:image>
          </draw:frame>
          <draw:frame draw:style-name="gr26" draw:text-style-name="P5" draw:layer="layout" svg:width="1.819cm" svg:height="0.864cm" svg:x="12.768cm" svg:y="2.732cm">
            <draw:image xlink:href="Pictures/1000000000000168000000B64C67D5C0.jpg" xlink:type="simple" xlink:show="embed" xlink:actuate="onLoad" draw:mime-type="image/jpeg">
              <text:p/>
            </draw:image>
          </draw:frame>
          <draw:frame draw:style-name="gr26" draw:text-style-name="P5" draw:layer="layout" svg:width="1.819cm" svg:height="0.864cm" svg:x="15.877cm" svg:y="2.732cm">
            <draw:image xlink:href="Pictures/1000000000000168000000B60D4CFE08.jpg" xlink:type="simple" xlink:show="embed" xlink:actuate="onLoad" draw:mime-type="image/jpeg">
              <text:p/>
            </draw:image>
          </draw:frame>
          <draw:frame draw:style-name="gr26" draw:text-style-name="P5" draw:layer="layout" svg:width="1.819cm" svg:height="0.864cm" svg:x="12.768cm" svg:y="5.371cm">
            <draw:image xlink:href="Pictures/1000000000000168000000B652812DA9.jpg" xlink:type="simple" xlink:show="embed" xlink:actuate="onLoad" draw:mime-type="image/jpeg">
              <text:p/>
            </draw:image>
          </draw:frame>
          <draw:frame draw:style-name="gr26" draw:text-style-name="P5" draw:layer="layout" svg:width="1.819cm" svg:height="0.864cm" svg:x="15.877cm" svg:y="5.371cm">
            <draw:image xlink:href="Pictures/1000000000000168000000B65081D3D0.jpg" xlink:type="simple" xlink:show="embed" xlink:actuate="onLoad" draw:mime-type="image/jpeg">
              <text:p/>
            </draw:image>
          </draw:frame>
          <draw:frame draw:style-name="gr27" draw:text-style-name="P15" draw:layer="layout" svg:width="5.153cm" svg:height="0.645cm" svg:x="12.127cm" svg:y="1.573cm">
            <draw:text-box>
              <text:p><text:span text:style-name="T6">Pre-processing</text:span></text:p>
            </draw:text-box>
          </draw:frame>
          <draw:frame draw:style-name="gr28" draw:text-style-name="P19" draw:layer="layout" svg:width="4.564cm" svg:height="1.319cm" svg:x="12.285cm" svg:y="6.323cm">
            <draw:text-box>
              <text:p text:style-name="P7"><text:span text:style-name="T8">ants.n4_bias_field_correction</text:span></text:p>
              <text:p text:style-name="P7"><text:span text:style-name="T8">ants.denoise_image</text:span></text:p>
              <text:p text:style-name="P18"><text:span text:style-name="T8">antspynet.mouse_brain_extraction</text:span></text:p>
            </draw:text-box>
          </draw:frame>
          <draw:frame draw:style-name="gr29" draw:text-style-name="P20" draw:layer="layout" svg:width="3.031cm" svg:height="0.593cm" svg:x="12.145cm" svg:y="2.057cm">
            <draw:text-box>
              <text:p text:style-name="P3"><text:span text:style-name="T4">N4 + denoise</text:span></text:p>
            </draw:text-box>
          </draw:frame>
          <draw:line draw:style-name="gr30" draw:text-style-name="P3" draw:layer="layout" svg:x1="15.232cm" svg:y1="2.165cm" svg:x2="15.232cm" svg:y2="6.252cm">
            <text:p/>
          </draw:line>
          <draw:frame draw:style-name="gr29" draw:text-style-name="P20" draw:layer="layout" svg:width="3.031cm" svg:height="0.593cm" svg:x="15.288cm" svg:y="2.057cm">
            <draw:text-box>
              <text:p text:style-name="P3"><text:span text:style-name="T4">B</text:span><text:span text:style-name="T4">r</text:span><text:span text:style-name="T4">a</text:span><text:span text:style-name="T4">i</text:span><text:span text:style-name="T4">n</text:span><text:span text:style-name="T4"> </text:span><text:span text:style-name="T4">e</text:span><text:span text:style-name="T4">x</text:span><text:span text:style-name="T4">t</text:span><text:span text:style-name="T4">r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/text:p>
            </draw:text-box>
          </draw:frame>
        </draw:g>
        <draw:frame draw:style-name="gr31" draw:text-style-name="P21" draw:layer="layout" svg:width="1.516cm" svg:height="0.615cm" svg:x="16.046cm" svg:y="12.22cm">
          <draw:text-box>
            <text:p text:style-name="P3"><text:span text:style-name="T9">E13.5</text:span></text:p>
          </draw:text-box>
        </draw:frame>
        <draw:frame draw:style-name="gr31" draw:text-style-name="P21" draw:layer="layout" svg:width="1.516cm" svg:height="0.615cm" svg:x="13.813cm" svg:y="11.885cm">
          <draw:text-box>
            <text:p text:style-name="P3"><text:span text:style-name="T9">E11.5</text:span></text:p>
          </draw:text-box>
        </draw:frame>
        <draw:frame draw:style-name="gr31" draw:text-style-name="P21" draw:layer="layout" svg:width="1.516cm" svg:height="0.615cm" svg:x="17.674cm" svg:y="11.252cm">
          <draw:text-box>
            <text:p text:style-name="P3"><text:span text:style-name="T9">E15.5</text:span></text:p>
          </draw:text-box>
        </draw:frame>
        <draw:frame draw:style-name="gr31" draw:text-style-name="P21" draw:layer="layout" svg:width="1.516cm" svg:height="0.615cm" svg:x="19.301cm" svg:y="10.241cm">
          <draw:text-box>
            <text:p text:style-name="P3"><text:span text:style-name="T9">E18.5</text:span></text:p>
          </draw:text-box>
        </draw:frame>
        <draw:frame draw:style-name="gr31" draw:text-style-name="P21" draw:layer="layout" svg:width="1.516cm" svg:height="0.615cm" svg:x="21.087cm" svg:y="11.16cm">
          <draw:text-box>
            <text:p text:style-name="P3"><text:span text:style-name="T9">P04</text:span></text:p>
          </draw:text-box>
        </draw:frame>
        <draw:frame draw:style-name="gr31" draw:text-style-name="P21" draw:layer="layout" svg:width="1.516cm" svg:height="0.615cm" svg:x="22.59cm" svg:y="12.171cm">
          <draw:text-box>
            <text:p text:style-name="P3"><text:span text:style-name="T9">P14</text:span></text:p>
          </draw:text-box>
        </draw:frame>
        <draw:frame draw:style-name="gr31" draw:text-style-name="P21" draw:layer="layout" svg:width="1.516cm" svg:height="0.615cm" svg:x="24.579cm" svg:y="11.803cm">
          <draw:text-box>
            <text:p text:style-name="P3"><text:span text:style-name="T9">P</text:span><text:span text:style-name="T9">5</text:span><text:span text:style-name="T9">6</text:span></text:p>
          </draw:text-box>
        </draw:frame>
        <draw:frame draw:style-name="gr32" draw:text-style-name="P8" draw:layer="layout" svg:width="6.089cm" svg:height="0.989cm" svg:x="13.896cm" svg:y="13.569cm">
          <draw:text-box>
            <text:p text:style-name="P7"><text:span text:style-name="T1">ants.fit_time_varying_transform_to_point_sets</text:span></text:p>
            <text:p text:style-name="P7"><text:span text:style-name="T1">ants.integrate_velocity_field</text:span></text:p>
            <text:p text:style-name="P7"><text:span text:style-name="T1"/></text:p>
          </draw:text-box>
        </draw:frame>
        <draw:custom-shape draw:style-name="gr33" draw:text-style-name="P22" draw:layer="layout" svg:width="12.8cm" svg:height="4.805cm" svg:x="0.787cm" svg:y="9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5" draw:layer="layout" svg:width="5.153cm" svg:height="1.039cm" svg:x="0.884cm" svg:y="9.567cm">
          <draw:text-box>
            <text:p><text:span text:style-name="T6">Template gene expression</text:span></text:p>
            <text:p><text:span text:style-name="T6">mapping</text:span></text:p>
          </draw:text-box>
        </draw:frame>
        <draw:frame draw:style-name="gr32" draw:text-style-name="P8" draw:layer="layout" svg:width="5.544cm" svg:height="0.989cm" svg:x="0.806cm" svg:y="13.365cm">
          <draw:text-box>
            <text:p text:style-name="P7"><text:span text:style-name="T1">ants.registration</text:span></text:p>
            <text:p text:style-name="P7"><text:span text:style-name="T1">ants.apply_transforms</text:span></text:p>
            <text:p text:style-name="P7"><text:span text:style-name="T1">ants.fit_bspline_object_to_scattered_data</text:span></text:p>
          </draw:text-box>
        </draw:frame>
        <draw:custom-shape draw:style-name="gr34" draw:text-style-name="P24" draw:layer="layout" svg:width="5.398cm" svg:height="0.953cm" svg:x="0.952cm" svg:y="0.117cm">
          <text:p text:style-name="P23"><text:span text:style-name="T10">Template gen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draw:layer="layout" svg:width="7.62cm" svg:height="1.052cm" svg:x="0.952cm" svg:y="8.09cm">
          <text:p text:style-name="P23"><text:span text:style-name="T10">Template-based appl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xml:id="id8" draw:id="id8" draw:layer="layout" svg:width="2.222cm" svg:height="3.404cm" svg:x="4.823cm" svg:y="10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0">
          <draw:frame draw:style-name="gr37" draw:text-style-name="P3" draw:layer="layout" svg:width="1.029cm" svg:height="0.952cm" svg:x="5.941cm" svg:y="12.618cm">
            <draw:image xlink:href="Pictures/100000010000050C000004FCD50D5729.png" xlink:type="simple" xlink:show="embed" xlink:actuate="onLoad" draw:mime-type="image/png">
              <text:p/>
            </draw:image>
          </draw:frame>
          <draw:frame draw:style-name="gr37" draw:text-style-name="P3" draw:layer="layout" svg:width="1.029cm" svg:height="0.954cm" svg:x="5.941cm" svg:y="11.664cm">
            <draw:image xlink:href="Pictures/100000010000050C000004FC147CC588.png" xlink:type="simple" xlink:show="embed" xlink:actuate="onLoad" draw:mime-type="image/png">
              <text:p/>
            </draw:image>
          </draw:frame>
          <draw:frame draw:style-name="gr37" draw:text-style-name="P3" draw:layer="layout" svg:width="1.029cm" svg:height="0.952cm" svg:x="5.941cm" svg:y="10.712cm">
            <draw:image xlink:href="Pictures/100000010000050C000004FC881CD646.png" xlink:type="simple" xlink:show="embed" xlink:actuate="onLoad" draw:mime-type="image/png">
              <text:p/>
            </draw:image>
          </draw:frame>
          <draw:frame draw:style-name="gr37" draw:text-style-name="P3" draw:layer="layout" svg:width="1.029cm" svg:height="0.952cm" svg:x="4.898cm" svg:y="12.618cm">
            <draw:image xlink:href="Pictures/100000010000050C000004FC4DE1639D.png" xlink:type="simple" xlink:show="embed" xlink:actuate="onLoad" draw:mime-type="image/png">
              <text:p/>
            </draw:image>
          </draw:frame>
          <draw:frame draw:style-name="gr37" draw:text-style-name="P3" draw:layer="layout" svg:width="1.029cm" svg:height="0.954cm" svg:x="4.898cm" svg:y="11.664cm">
            <draw:image xlink:href="Pictures/100000010000050C000004FC4BA4D741.png" xlink:type="simple" xlink:show="embed" xlink:actuate="onLoad" draw:mime-type="image/png">
              <text:p/>
            </draw:image>
          </draw:frame>
          <draw:frame draw:style-name="gr37" draw:text-style-name="P3" draw:layer="layout" svg:width="1.029cm" svg:height="0.952cm" svg:x="4.898cm" svg:y="10.712cm">
            <draw:image xlink:href="Pictures/100000010000050C000004FCDB7D9987.png" xlink:type="simple" xlink:show="embed" xlink:actuate="onLoad" draw:mime-type="image/png">
              <text:p/>
            </draw:image>
          </draw:frame>
        </draw:g>
        <draw:frame draw:style-name="gr15" draw:text-style-name="P27" draw:layer="layout" svg:width="2.439cm" svg:height="0.569cm" svg:x="4.645cm" svg:y="10.195cm">
          <draw:text-box>
            <text:p text:style-name="P26"><text:span text:style-name="T11">B-spline interp.</text:span></text:p>
          </draw:text-box>
        </draw:frame>
        <draw:line draw:style-name="gr38" draw:text-style-name="P5" draw:layer="layout" svg:x1="5.15cm" svg:y1="11.665cm" svg:x2="6.738cm" svg:y2="11.665cm">
          <text:p/>
        </draw:line>
        <draw:custom-shape draw:style-name="gr39" draw:text-style-name="P25" xml:id="id7" draw:id="id7" draw:layer="layout" svg:width="1.307cm" svg:height="2.769cm" svg:x="3.018cm" svg:y="10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0">
          <draw:frame draw:style-name="gr15" draw:text-style-name="P27" draw:layer="layout" svg:width="1.169cm" svg:height="0.569cm" svg:x="2.841cm" svg:y="10.5cm">
            <draw:text-box>
              <text:p text:style-name="P26"><text:span text:style-name="T11">I</text:span><text:span text:style-name="T11">n</text:span><text:span text:style-name="T11">v</text:span><text:span text:style-name="T11">e</text:span><text:span text:style-name="T11">r</text:span><text:span text:style-name="T11">t</text:span></text:p>
            </draw:text-box>
          </draw:frame>
        </draw:g>
        <draw:frame draw:style-name="gr37" draw:text-style-name="P3" draw:layer="layout" svg:width="1.118cm" svg:height="1.27cm" svg:x="3.112cm" svg:y="11.015cm">
          <draw:image xlink:href="Pictures/100000010000048E000004FC1ED07130.png" xlink:type="simple" xlink:show="embed" xlink:actuate="onLoad" draw:mime-type="image/png">
            <text:p/>
          </draw:image>
        </draw:frame>
        <draw:frame draw:style-name="gr37" draw:text-style-name="P3" draw:layer="layout" svg:width="1.143cm" svg:height="0.94cm" svg:x="3.1cm" svg:y="12.312cm">
          <draw:image xlink:href="Pictures/10000001000005E8000004FCD3431104.png" xlink:type="simple" xlink:show="embed" xlink:actuate="onLoad" draw:mime-type="image/png">
            <text:p/>
          </draw:image>
        </draw:frame>
        <draw:custom-shape draw:style-name="gr39" draw:text-style-name="P25" xml:id="id6" draw:id="id6" draw:layer="layout" svg:width="1.307cm" svg:height="2.769cm" svg:x="1.187cm" svg:y="10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" draw:layer="layout" svg:width="1.143cm" svg:height="1.27cm" svg:x="1.26cm" svg:y="11.015cm">
          <draw:image xlink:href="Pictures/100000010000048E000004FC2550DA1D.png" xlink:type="simple" xlink:show="embed" xlink:actuate="onLoad" draw:mime-type="image/png">
            <text:p/>
          </draw:image>
        </draw:frame>
        <draw:frame draw:style-name="gr37" draw:text-style-name="P3" draw:layer="layout" svg:width="1.143cm" svg:height="0.94cm" svg:x="1.26cm" svg:y="12.312cm">
          <draw:image xlink:href="Pictures/10000001000005E8000004FC6CBBEF3D.png" xlink:type="simple" xlink:show="embed" xlink:actuate="onLoad" draw:mime-type="image/png">
            <text:p/>
          </draw:image>
        </draw:frame>
        <draw:g draw:style-name="gr10">
          <draw:frame draw:style-name="gr40" draw:text-style-name="P27" draw:layer="layout" svg:width="1.498cm" svg:height="0.595cm" svg:x="0.991cm" svg:y="10.5cm">
            <draw:text-box>
              <text:p text:style-name="P26"><text:span text:style-name="T11">Original</text:span></text:p>
            </draw:text-box>
          </draw:frame>
        </draw:g>
        <draw:connector draw:style-name="gr41" draw:text-style-name="P5" draw:layer="layout" svg:x1="2.494cm" svg:y1="12.011cm" svg:x2="3.018cm" svg:y2="12.011cm" draw:start-shape="id6" draw:start-glue-point="1" draw:end-shape="id7" draw:end-glue-point="3" svg:d="M2494 12011h524" svg:viewBox="0 0 525 1">
          <text:p/>
        </draw:connector>
        <draw:connector draw:style-name="gr41" draw:text-style-name="P5" draw:layer="layout" svg:x1="4.325cm" svg:y1="12.011cm" svg:x2="4.823cm" svg:y2="12.011cm" draw:start-shape="id7" draw:start-glue-point="1" draw:end-shape="id8" draw:end-glue-point="3" svg:d="M4325 12011h498" svg:viewBox="0 0 499 1">
          <text:p/>
        </draw:connector>
        <draw:frame draw:style-name="gr31" draw:text-style-name="P21" draw:layer="layout" svg:width="1.516cm" svg:height="0.615cm" svg:x="8.291cm" svg:y="12cm">
          <draw:text-box>
            <text:p text:style-name="P3"><text:span text:style-name="T9">E13.5</text:span></text:p>
          </draw:text-box>
        </draw:frame>
        <draw:custom-shape draw:style-name="gr42" draw:text-style-name="P25" xml:id="id9" draw:id="id9" draw:layer="layout" svg:width="5.436cm" svg:height="4.445cm" svg:x="7.743cm" svg:y="9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" draw:layer="layout" svg:width="1.905cm" svg:height="1.905cm" svg:x="8.544cm" svg:y="12.1cm">
          <draw:image xlink:href="Pictures/10000001000005440000053C72F1B406.png" xlink:type="simple" xlink:show="embed" xlink:actuate="onLoad" draw:mime-type="image/png">
            <text:p/>
          </draw:image>
        </draw:frame>
        <draw:frame draw:style-name="gr37" draw:text-style-name="P3" draw:layer="layout" svg:width="1.905cm" svg:height="1.905cm" svg:x="8.572cm" svg:y="9.977cm">
          <draw:image xlink:href="Pictures/10000001000005440000053C8B14D7FD.png" xlink:type="simple" xlink:show="embed" xlink:actuate="onLoad" draw:mime-type="image/png">
            <text:p/>
          </draw:image>
        </draw:frame>
        <draw:frame draw:style-name="gr37" draw:text-style-name="P3" draw:layer="layout" svg:width="1.905cm" svg:height="1.905cm" svg:x="11.112cm" svg:y="9.977cm">
          <draw:image xlink:href="Pictures/10000001000005440000053CA3E0EDCC.png" xlink:type="simple" xlink:show="embed" xlink:actuate="onLoad" draw:mime-type="image/png">
            <text:p/>
          </draw:image>
        </draw:frame>
        <draw:frame draw:style-name="gr44" draw:text-style-name="P29" draw:layer="layout" svg:width="1.918cm" svg:height="0.734cm" draw:transform="rotate (1.5707963267949) translate (10.578cm 13.905cm)">
          <draw:text-box>
            <text:p text:style-name="P28"><text:span text:style-name="T4">Gene A</text:span></text:p>
          </draw:text-box>
        </draw:frame>
        <draw:frame draw:style-name="gr44" draw:text-style-name="P29" draw:layer="layout" svg:width="1.918cm" svg:height="0.734cm" draw:transform="rotate (1.5707963267949) translate (10.577cm 11.895cm)">
          <draw:text-box>
            <text:p text:style-name="P28"><text:span text:style-name="T4">Gene B</text:span></text:p>
          </draw:text-box>
        </draw:frame>
        <draw:frame draw:style-name="gr44" draw:text-style-name="P29" draw:layer="layout" svg:width="1.918cm" svg:height="0.887cm" draw:transform="rotate (1.5707963267949) translate (7.738cm 11.895cm)">
          <draw:text-box>
            <text:p text:style-name="P28"><text:span text:style-name="T4">Mapped</text:span></text:p>
            <text:p text:style-name="P28"><text:span text:style-name="T4">histology</text:span></text:p>
          </draw:text-box>
        </draw:frame>
        <draw:frame draw:style-name="gr37" draw:text-style-name="P3" draw:layer="layout" svg:width="1.905cm" svg:height="1.905cm" svg:x="11.112cm" svg:y="12.1cm">
          <draw:image xlink:href="Pictures/10000001000005440000053C3759F6F3.png" xlink:type="simple" xlink:show="embed" xlink:actuate="onLoad" draw:mime-type="image/png">
            <text:p/>
          </draw:image>
        </draw:frame>
        <draw:frame draw:style-name="gr45" draw:text-style-name="P29" draw:layer="layout" svg:width="2.123cm" svg:height="0.722cm" draw:transform="rotate (1.5707963267949) translate (8.033cm 14.105cm)">
          <draw:text-box>
            <text:p text:style-name="P28"><text:span text:style-name="T4">FA </text:span><text:span text:style-name="T4">templat</text:span><text:span text:style-name="T4">e</text:span></text:p>
          </draw:text-box>
        </draw:frame>
        <draw:frame draw:style-name="gr11" draw:text-style-name="P5" draw:layer="layout" svg:width="1.179cm" svg:height="0.317cm" draw:transform="skewX (-0.0284488668075076) translate (6.785cm 12.683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5" draw:layer="layout" svg:width="1.179cm" svg:height="0.317cm" draw:transform="skewX (-0.0284488668075075) rotate (0.436332312998582) translate (19.373cm 12.2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5" draw:layer="layout" svg:width="1.179cm" svg:height="0.317cm" draw:transform="skewX (-0.0284488668075075) rotate (0.349065850398866) translate (16.867cm 13.547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5" draw:layer="layout" svg:width="1.179cm" svg:height="0.317cm" draw:transform="skewX (-0.0284488668075075) rotate (-0.436332312998582) translate (14.329cm 12.944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5" draw:layer="layout" svg:width="1.179cm" svg:height="0.317cm" draw:transform="skewX (-0.0284488668075075) rotate (-0.610865238198016) translate (21.848cm 12.224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5" draw:layer="layout" svg:width="1.179cm" svg:height="0.317cm" draw:transform="skewX (-0.0284488668075076) translate (24.606cm 13.283cm)">
          <draw:image xlink:href="Pictures/100000010000005E0000001AC4F355B4.png" xlink:type="simple" xlink:show="embed" xlink:actuate="onLoad" draw:mime-type="image/png">
            <text:p/>
          </draw:image>
        </draw:frame>
        <draw:connector draw:style-name="gr41" draw:text-style-name="P5" draw:layer="layout" svg:x1="7.045cm" svg:y1="12.011cm" svg:x2="7.743cm" svg:y2="12.011cm" draw:start-shape="id8" draw:start-glue-point="1" draw:end-shape="id9" draw:end-glue-point="3" svg:d="M7045 12011h698" svg:viewBox="0 0 699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Monaco1" svg:font-family="Monaco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1131 754" svg:d="M566 0l-566 754 114-85 136-68 148-46 161-17 161 13 153 46 140 68 118 89z"/>
    <draw:marker draw:name="Arrowheads_20_6" draw:display-name="Arrowheads 6" svg:viewBox="0 826 1131 754" svg:d="M566 826l-566 754 114-85 136-68 148-46 161-17 161 13 153 46 140 68 118 89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shadow="visible" draw:shadow-offset-x="0.203cm" draw:shadow-offset-y="0.203cm" loext:shadow-blur="0.35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07:28:22.482584014</meta:creation-date>
    <dc:date>2023-12-08T16:02:23.364560918</dc:date>
    <meta:editing-duration>PT8H33M26S</meta:editing-duration>
    <meta:editing-cycles>26</meta:editing-cycles>
    <meta:generator>LibreOffice/7.6.4.1$MacOSX_X86_64 LibreOffice_project/e19e193f88cd6c0525a17fb7a176ed8e6a3e2aa1</meta:generator>
    <meta:print-date>2023-12-08T15:59:31.328126786</meta:print-date>
    <meta:printed-by>PDF files</meta:printed-by>
    <meta:document-statistic meta:object-count="191"/>
  </office:meta>
</office:document-meta>
</file>